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33000000F5338385ED21AF6750.png" manifest:media-type="image/png"/>
  <manifest:file-entry manifest:full-path="Pictures/10000001000005860000028DAC173EC0D820ECC5.png" manifest:media-type="image/png"/>
  <manifest:file-entry manifest:full-path="Pictures/10000001000002E8000001F5A78EC88189818836.png" manifest:media-type="image/png"/>
  <manifest:file-entry manifest:full-path="Pictures/1000000100000638000002D68D70828ECDD51A8B.png" manifest:media-type="image/png"/>
  <manifest:file-entry manifest:full-path="Pictures/100000010000062C0000010BAEAEA795678C2FF5.png" manifest:media-type="image/png"/>
  <manifest:file-entry manifest:full-path="Pictures/1000000100000632000002B0C2B0DB47BDD98B4A.png" manifest:media-type="image/png"/>
  <manifest:file-entry manifest:full-path="Pictures/100000010000063E0000031F72342D7C4410A64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4e4b" officeooo:paragraph-rsid="00184e4b"/>
    </style:style>
    <style:style style:name="P2" style:family="paragraph" style:parent-style-name="Standard">
      <style:paragraph-properties fo:break-before="page"/>
      <style:text-properties officeooo:rsid="00199d14" officeooo:paragraph-rsid="00199d1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7" text:anchor-type="char" svg:width="6.9252in" svg:height="3.1972in" draw:z-index="6"><draw:image xlink:href="Pictures/10000001000005860000028DAC173EC0D820ECC5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1" text:anchor-type="as-char" svg:width="6.9252in" svg:height="4.6634in" draw:z-index="0"><draw:image xlink:href="Pictures/10000001000002E8000001F5A78EC88189818836.png" xlink:type="simple" xlink:show="embed" xlink:actuate="onLoad" draw:mime-type="image/png"/></draw:frame></text:p>
      <text:p text:style-name="Standard"/>
      <text:p text:style-name="P1">EMAILS TO MARIE JEROME IN JUNE - JULY 2022</text:p>
      <text:p text:style-name="P1"/>
      <text:p text:style-name="P1"><text:soft-page-break/><draw:frame draw:style-name="fr2" draw:name="Image2" text:anchor-type="as-char" svg:width="6.9252in" svg:height="1.1693in" draw:z-index="1"><draw:image xlink:href="Pictures/100000010000062C0000010BAEAEA795678C2FF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>ALL EMAILS SENT IN JULY 2022</text:p>
      <text:p text:style-name="P1"><draw:frame draw:style-name="fr2" draw:name="Image3" text:anchor-type="as-char" svg:width="6.9252in" svg:height="3.4626in" draw:z-index="2"><draw:image xlink:href="Pictures/100000010000063E0000031F72342D7C4410A641.png" xlink:type="simple" xlink:show="embed" xlink:actuate="onLoad" draw:mime-type="image/png"/></draw:frame></text:p>
      <text:p text:style-name="P1"/>
      <text:p text:style-name="P1"><draw:frame draw:style-name="fr2" draw:name="Image4" text:anchor-type="as-char" svg:width="6.9252in" svg:height="3.0035in" draw:z-index="3"><draw:image xlink:href="Pictures/1000000100000632000002B0C2B0DB47BDD98B4A.png" xlink:type="simple" xlink:show="embed" xlink:actuate="onLoad" draw:mime-type="image/png"/></draw:frame></text:p>
      <text:p text:style-name="P1"/>
      <text:p text:style-name="P1"><text:soft-page-break/><draw:frame draw:style-name="fr2" draw:name="Image5" text:anchor-type="as-char" svg:width="6.9252in" svg:height="3.1575in" draw:z-index="4"><draw:image xlink:href="Pictures/1000000100000638000002D68D70828ECDD51A8B.png" xlink:type="simple" xlink:show="embed" xlink:actuate="onLoad" draw:mime-type="image/png"/></draw:frame></text:p>
      <text:p text:style-name="P1"/>
      <text:p text:style-name="P1"><draw:frame draw:style-name="fr2" draw:name="Image6" text:anchor-type="as-char" svg:width="6.9252in" svg:height="1.0689in" draw:z-index="5"><draw:image xlink:href="Pictures/1000000100000633000000F5338385ED21AF675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2T09:53:04.063000000</meta:creation-date>
    <dc:date>2022-12-12T14:28:22.644000000</dc:date>
    <meta:editing-duration>PT1H1M54S</meta:editing-duration>
    <meta:editing-cycles>4</meta:editing-cycles>
    <meta:generator>LibreOffice/7.4.3.2$Windows_X86_64 LibreOffice_project/1048a8393ae2eeec98dff31b5c133c5f1d08b890</meta:generator>
    <meta:print-date>2022-12-12T13:49:43.315000000</meta:print-date>
    <meta:document-statistic meta:table-count="0" meta:image-count="7" meta:object-count="0" meta:page-count="3" meta:paragraph-count="8" meta:word-count="24" meta:character-count="112" meta:non-whitespace-character-count="91"/>
  </office:meta>
</office:document-meta>
</file>